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25-01-03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24-01-03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24-01-03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23-01-04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22-01-04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21-01-05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20-01-03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19-01-03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18-01-03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17-01-04 15:5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16-01-03 16:4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15-01-03 19:58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14-01-03 18:43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13-01-03 19:41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12-01-04 18:2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12-01-04 16:58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11-01-04 18:36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10-01-03 18:4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09-01-05 19:23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08-01-04 20:04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07-02-23 18:47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06-01-05 19:18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05-01-08 20:03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04-01-02 2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619101375202</text:p>
          </table:table-cell>
          <table:table-cell office:value-type="string" calcext:value-type="string">
            <text:p>200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